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H SarabunPSK" fo:font-size="18pt" officeooo:rsid="0019d1cd" officeooo:paragraph-rsid="0019d1cd" style:font-size-asian="18pt" style:font-name-complex="TH SarabunPSK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H SarabunPSK" fo:font-size="18pt" officeooo:rsid="0019d1cd" officeooo:paragraph-rsid="001b9c09" style:font-size-asian="18pt" style:font-name-complex="TH SarabunPSK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H SarabunPSK" fo:font-size="18pt" officeooo:rsid="0019d1cd" officeooo:paragraph-rsid="001b9c09" style:font-size-asian="18pt" style:font-name-complex="TH SarabunPSK" style:font-size-complex="18pt"/>
    </style:style>
    <style:style style:name="P4" style:family="paragraph" style:parent-style-name="Standard">
      <style:text-properties style:font-name="TH SarabunPSK" fo:font-size="16pt" officeooo:rsid="0019d1cd" officeooo:paragraph-rsid="0019d1cd" style:font-size-asian="16pt" style:font-name-complex="TH SarabunPSK" style:font-size-complex="16pt"/>
    </style:style>
    <style:style style:name="P5" style:family="paragraph" style:parent-style-name="Standard">
      <style:text-properties style:font-name="TH SarabunPSK" officeooo:paragraph-rsid="0019d1cd" style:font-name-complex="TH SarabunPSK"/>
    </style:style>
    <style:style style:name="P6" style:family="paragraph" style:parent-style-name="Standard">
      <style:paragraph-properties fo:text-align="start" style:justify-single-word="false"/>
      <style:text-properties style:font-name="TH SarabunPSK" officeooo:paragraph-rsid="001b9c09" style:font-name-complex="TH SarabunPSK"/>
    </style:style>
    <style:style style:name="P7" style:family="paragraph" style:parent-style-name="Standard">
      <style:text-properties style:font-name="TH SarabunPSK" officeooo:paragraph-rsid="001b9c09" style:font-name-complex="TH SarabunPSK"/>
    </style:style>
    <style:style style:name="P8" style:family="paragraph" style:parent-style-name="Standard">
      <style:paragraph-properties fo:text-align="start" style:justify-single-word="false"/>
      <style:text-properties style:font-name="TH SarabunPSK" fo:font-size="21pt" officeooo:rsid="0019d1cd" officeooo:paragraph-rsid="001b9c09" style:font-size-asian="21pt" style:font-name-complex="TH SarabunPSK" style:font-size-complex="21pt"/>
    </style:style>
    <style:style style:name="P9" style:family="paragraph" style:parent-style-name="Standard">
      <style:paragraph-properties fo:text-align="center" style:justify-single-word="false"/>
      <style:text-properties style:font-name="TH SarabunPSK" fo:font-size="21pt" fo:font-weight="bold" officeooo:paragraph-rsid="001b9c09" style:font-size-asian="21pt" style:font-weight-asian="bold" style:font-name-complex="TH SarabunPSK" style:font-size-complex="21pt" style:font-weight-complex="bold"/>
    </style:style>
    <style:style style:name="P10" style:family="paragraph" style:parent-style-name="Standard">
      <style:text-properties style:font-name="TH SarabunPSK" fo:font-size="10pt" fo:font-weight="bold" officeooo:paragraph-rsid="001b9c09" style:font-size-asian="10pt" style:font-weight-asian="bold" style:font-name-complex="TH SarabunPSK" style:font-size-complex="10pt" style:font-weight-complex="bold"/>
    </style:style>
    <style:style style:name="P11" style:family="paragraph" style:parent-style-name="Standard">
      <style:text-properties style:font-name="TH SarabunPSK" fo:font-weight="bold" officeooo:paragraph-rsid="001b9c09" style:font-weight-asian="bold" style:font-name-complex="TH SarabunPSK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b9c09"/>
    </style:style>
    <style:style style:name="P13" style:family="paragraph" style:parent-style-name="Standard">
      <style:text-properties fo:color="#000000" style:font-name="TH SarabunPSK" officeooo:paragraph-rsid="001b9c09" style:font-name-asian="Times New Roman" style:font-name-complex="TH SarabunPSK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TH SarabunPSK" officeooo:paragraph-rsid="001b9c09" style:font-name-complex="TH SarabunPSK"/>
    </style:style>
    <style:style style:name="T1" style:family="text">
      <style:text-properties officeooo:rsid="0019d1cd"/>
    </style:style>
    <style:style style:name="T2" style:family="text">
      <style:text-properties style:font-name="TH Sarabun New" officeooo:rsid="0019d1cd" style:font-name-complex="TH Sarabun New"/>
    </style:style>
    <style:style style:name="T3" style:family="text">
      <style:text-properties style:font-name="TH Sarabun New" fo:font-size="18pt" officeooo:rsid="0019d1cd" style:font-size-asian="18pt" style:font-name-complex="TH Sarabun New" style:font-size-complex="18pt"/>
    </style:style>
    <style:style style:name="T4" style:family="text">
      <style:text-properties style:font-name="TH Sarabun New" fo:font-size="20pt" officeooo:rsid="0019d1cd" style:font-size-asian="18pt" style:font-name-complex="TH Sarabun New" style:font-size-complex="20pt"/>
    </style:style>
    <style:style style:name="T5" style:family="text">
      <style:text-properties style:font-name="TH Sarabun New" fo:font-size="16pt" officeooo:rsid="0019d1cd" style:font-size-asian="18pt" style:font-name-complex="TH Sarabun New" style:font-size-complex="16pt"/>
    </style:style>
    <style:style style:name="T6" style:family="text">
      <style:text-properties style:font-name="TH Sarabun New" fo:font-size="16pt" officeooo:rsid="0019d1cd" style:font-size-asian="16pt" style:font-name-complex="TH Sarabun New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officeooo:rsid="0019d1cd" style:font-size-asian="16pt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1pt" fo:font-weight="bold" style:font-size-asian="21pt" style:font-weight-asian="bold" style:font-size-complex="21pt" style:font-weight-complex="bold"/>
    </style:style>
    <style:style style:name="T11" style:family="text">
      <style:text-properties fo:font-size="21pt" fo:font-weight="bold" officeooo:rsid="0019d1cd" style:font-size-asian="21pt" style:font-weight-asian="bold" style:font-size-complex="21pt" style:font-weight-complex="bold"/>
    </style:style>
    <style:style style:name="T12" style:family="text">
      <style:text-properties fo:color="#000000" fo:font-weight="bold" style:font-name-asian="Times New Roman" style:font-weight-asian="bold" style:font-weight-complex="bold"/>
    </style:style>
    <style:style style:name="T13" style:family="text">
      <style:text-properties fo:color="#000000" style:font-name-asian="Times New Roman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TH SarabunPSK" fo:font-size="16pt" fo:font-weight="bold" officeooo:rsid="0019d1cd" style:font-size-asian="16pt" style:font-weight-asian="bold" style:font-name-complex="TH SarabunPSK" style:font-size-complex="16pt" style:font-weight-complex="bold"/>
    </style:style>
    <style:style style:name="T16" style:family="text">
      <style:text-properties style:font-name="TH SarabunPSK" fo:font-size="21pt" fo:font-weight="bold" officeooo:rsid="0019d1cd" style:font-size-asian="21pt" style:font-weight-asian="bold" style:font-name-complex="TH SarabunPSK" style:font-size-complex="2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/></text:p>
      <text:p text:style-name="P1">ประวัติผู้เขียน</text:p>
      <text:p text:style-name="P4">ประวัติส่วนตัว</text:p>
      <text:p text:style-name="P4"><text:tab/>ชื่อ-สกุล <text:tab/><text:tab/>นางสาวนัฐฑริกา ชีพันดุง</text:p>
      <text:p text:style-name="P4"><text:tab/>รหัสประจำตัวนักศึกษา <text:tab/>5611403037</text:p>
      <text:p text:style-name="P4"><text:tab/>วันเกิด <text:tab/><text:tab/><text:tab/>9 พฤศจิกายน 2537</text:p>
      <text:p text:style-name="P4"><text:tab/>ที่อยู่ที่สามารถติดต่อได้ <text:tab/>บ้านเลขที่ 633 หมู่ 5 ตำบลน้ำอ้อม อำเภอกันทรลักษ์ จังหวัดศรีสะเกษ 33110</text:p>
      <text:p text:style-name="P4"><text:tab/>เบอร์โทรศัพท์ <text:tab/><text:tab/>095-785-9169</text:p>
      <text:p text:style-name="P5"><text:span text:style-name="T8"><text:tab/>อีเมล์ <text:tab/><text:tab/><text:tab/>nattharika.ch.56@ubu.ac.th</text:span></text:p>
      <text:p text:style-name="P4">ประวัติการศึกษา</text:p>
      <text:p text:style-name="P4"><text:tab/>ระดับมัธยม <text:tab/><text:tab/>โรงเรียนกันทรลักษ์วิทยา</text:p>
      <text:p text:style-name="P4"><text:tab/>ระดับอุดมศึกษา <text:tab/><text:tab/>สาขาวิทยาการคอมพิวเตอร์ ภาควิชาคณิตศาสตร์ สถิติ และคอมพิวเตอร์ </text:p>
      <text:p text:style-name="P4"><text:tab/><text:tab/><text:tab/><text:tab/>มหาวิทยาลัยอุบลราชธาน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1:57:17.547528685</meta:creation-date>
    <dc:date>2017-06-13T21:51:27.792026656</dc:date>
    <meta:editing-duration>PT1H16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68" meta:character-count="368" meta:non-whitespace-character-count="322"/>
  </office:meta>
</office:document-meta>
</file>